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856b8" officeooo:paragraph-rsid="001856b8"/>
    </style:style>
    <style:style style:name="P2" style:family="paragraph" style:parent-style-name="Standard">
      <style:text-properties style:font-name="Ubuntu" officeooo:rsid="001856b8" officeooo:paragraph-rsid="001a355e"/>
    </style:style>
    <style:style style:name="P3" style:family="paragraph" style:parent-style-name="Standard">
      <style:text-properties style:font-name="Ubuntu" style:text-underline-style="solid" style:text-underline-width="auto" style:text-underline-color="font-color" officeooo:rsid="001ad3d0" officeooo:paragraph-rsid="001ad3d0"/>
    </style:style>
    <style:style style:name="P4" style:family="paragraph" style:parent-style-name="Standard">
      <style:text-properties style:font-name="Ubuntu" officeooo:rsid="001a5a4c" officeooo:paragraph-rsid="001a5a4c"/>
    </style:style>
    <style:style style:name="P5" style:family="paragraph" style:parent-style-name="Standard">
      <style:text-properties style:font-name="Ubuntu" style:text-underline-style="none" officeooo:rsid="001ad3d0" officeooo:paragraph-rsid="001ad3d0"/>
    </style:style>
    <style:style style:name="P6" style:family="paragraph" style:parent-style-name="Standard">
      <style:text-properties style:font-name="Ubuntu" style:text-underline-style="none" officeooo:rsid="001ad3d0" officeooo:paragraph-rsid="001856b8"/>
    </style:style>
    <style:style style:name="P7" style:family="paragraph" style:parent-style-name="Standard">
      <style:paragraph-properties fo:line-height="150%"/>
      <style:text-properties style:font-name="Arial" fo:font-size="10pt" fo:font-weight="bold" officeooo:rsid="001856b8" officeooo:paragraph-rsid="001856b8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/>
      <style:text-properties style:font-name="Arial" fo:font-size="10pt" officeooo:rsid="001856b8" officeooo:paragraph-rsid="001856b8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Arial" fo:font-size="10pt" officeooo:rsid="001856b8" officeooo:paragraph-rsid="001a5a4c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Arial" fo:font-size="10pt" officeooo:rsid="001856b8" officeooo:paragraph-rsid="001d9f3e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officeooo:rsid="001856b8" officeooo:paragraph-rsid="001856b8" style:font-size-asian="10pt" style:font-weight-asian="bold" style:font-size-complex="10pt" style:font-weight-complex="bold"/>
    </style:style>
    <style:style style:name="T1" style:family="text">
      <style:text-properties officeooo:rsid="001856b8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355e"/>
    </style:style>
    <style:style style:name="T5" style:family="text">
      <style:text-properties officeooo:rsid="001a5a4c"/>
    </style:style>
    <style:style style:name="T6" style:family="text">
      <style:text-properties officeooo:rsid="001ad3d0"/>
    </style:style>
    <style:style style:name="T7" style:family="text">
      <style:text-properties officeooo:rsid="001af86b"/>
    </style:style>
    <style:style style:name="T8" style:family="text">
      <style:text-properties officeooo:rsid="001c8b84"/>
    </style:style>
    <style:style style:name="T9" style:family="text">
      <style:text-properties officeooo:rsid="001d9f3e"/>
    </style:style>
    <style:style style:name="T10" style:family="text">
      <style:text-properties officeooo:rsid="001d9f73"/>
    </style:style>
    <style:style style:name="T11" style:family="text">
      <style:text-properties officeooo:rsid="001f319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SE</text:p>
      <text:p text:style-name="P8">SEG(idSeg, tipo, latitudine, longitudine, altitudine, data, idTrattoFiume, CFOperatore)</text:p>
      <text:p text:style-name="P8">TrattoFiume(idTrattoFiume, latitudineInizio, latitudineFine, longitudineInizio, longitudineFine)</text:p>
      <text:p text:style-name="P8">SEP(idSEP, data, livelloPericolo)</text:p>
      <text:p text:style-name="P8">Pianificazione(idPianificazione, data)</text:p>
      <text:p text:style-name="P8">SquadraEmergenza(idSquadra, CFResponsabile, coordGPS)</text:p>
      <text:p text:style-name="P8">Assegnamento(idPianificazione, idSEP, idSquadra)</text:p>
      <text:p text:style-name="P8">OperatoreCampo(CF, nome, cognome, recapitoTelefonico)</text:p>
      <text:p text:style-name="P8">ComponenteSquadra(CF, nome, cognome, recapitoTelefonico, idSquadra)</text:p>
      <text:p text:style-name="P8"/>
      <text:p text:style-name="P8"/>
      <text:p text:style-name="P7">BDM</text:p>
      <text:p text:style-name="P8">Sensore(codiceSensore, marca, modello, tipo, idCentralina)</text:p>
      <text:p text:style-name="P8">RilevazioneSensore(codiceSensore, data, valore)</text:p>
      <text:p text:style-name="P8">Centralina(idCentralina, long, lat, ASLM, idCellaGeografica)</text:p>
      <text:p text:style-name="P8">CellaGeografica(idCella, longitudine, latitudine)</text:p>
      <text:p text:style-name="P8">PrevisioneMeteo(idPM, dataEmissione, dataRiferimento)</text:p>
      <text:p text:style-name="P8">Previsione-Cella(idPM, idCella, temperaturaMin, temperaturaMax, probPrecipitazioni,</text:p>
      <text:p text:style-name="P8">livelloPrecipitazioni)</text:p>
      <text:p text:style-name="P8"/>
      <text:p text:style-name="P7">BRI</text:p>
      <text:p text:style-name="P8">Fiume(idFiume, nome)</text:p>
      <text:p text:style-name="P8">TrattoFiume(idTrattoFiume, lunghezzaTratto, livelloMassimo, livelloAllerta, portata,</text:p>
      <text:p text:style-name="P8">idFiume, nodoInizio, nodoFine)</text:p>
      <text:p text:style-name="P8">NodoIdrico(idNodoIdrico, altitudine, latitudine, longitudine)</text:p>
      <text:p text:style-name="P8">CellaGeografica(idCellaGeografica, longit, latit, <text:span text:style-name="T7">regione</text:span>)</text:p>
      <text:p text:style-name="P8">TrattoFiume-Cella(idCella, idTratto)</text:p>
      <text:p text:style-name="P8">Idrometro(idSensore, costruttore, modello, latitudine, longitudine, idTrattoFiume)</text:p>
      <text:p text:style-name="P8">RilevazioneIdrometro(idSensore, data, livello)</text:p>
      <text:p text:style-name="P8"/>
      <text:p text:style-name="P7">Integrata</text:p>
      <text:p text:style-name="P8">SEG(idSeg, tipo, latitudine, longitudine, altitudine, data, idTrattoFiume, CFOperatore)</text:p>
      <text:p text:style-name="P8">SEP(idSEP, data, livelloPericolo)</text:p>
      <text:p text:style-name="P8">Pianificazione(idPianificazione, data)</text:p>
      <text:p text:style-name="P8">SquadraEmergenza(idSquadra, CFResponsabile, coordGPS)</text:p>
      <text:p text:style-name="P8">Assegnamento(idPianificazione, idSEP, idSquadra)</text:p>
      <text:p text:style-name="P8">OperatoreCampo(CF, nome, cognome, recapitoTelefonico)</text:p>
      <text:p text:style-name="P8">ComponenteSquadra(CF, nome, cognome, recapitoTelefonico, idSquadra)</text:p>
      <text:p text:style-name="P8">Sensore(codiceSensore, marca, modello, tipo, altitudine, latitudine, longitudine</text:p>
      <text:p text:style-name="P8">idCentralina, idTrattoFiume)</text:p>
      <text:p text:style-name="P8">RilevazioneSensore(codiceSensore, data, valore)</text:p>
      <text:p text:style-name="P8">Centralina(idCentralina, long, lat, ASLM, idCellaGeografica)</text:p>
      <text:p text:style-name="P8"><text:soft-page-break/>CellaGeografica(idCella, longitudine, latitudine, <text:span text:style-name="T8">regione</text:span>)</text:p>
      <text:p text:style-name="P8">PrevisioneMeteo(idPM, dataEmissione, dataRiferimento)</text:p>
      <text:p text:style-name="P8">Previsione-Cella(idPM, idCella, temperaturaMin, temperaturaMax, probPrecipitazioni,</text:p>
      <text:p text:style-name="P8">livelloPrecipitazioni)Fiume(idFiume, nome)</text:p>
      <text:p text:style-name="P8">TrattoFiume(idTrattoFiume, lunghezzaTratto, livelloMassimo, livelloAllerta, portata,</text:p>
      <text:p text:style-name="P8">idFiume, nodoInizio, nodoFine)</text:p>
      <text:p text:style-name="P8">NodoIdrico(idNodoIdrico, altitudine, latitudine, longitudine)</text:p>
      <text:p text:style-name="P8">TrattoFiume-Cella(idCella, idTratto)</text:p>
      <text:p text:style-name="P8">MAPPING</text:p>
      <text:p text:style-name="P8"/>
      <text:p text:style-name="P8">CREATE VIEW SEG(idSeg, tipo, latitudine, longitudine, altitudine, data, idTrattoFiume,</text:p>
      <text:p text:style-name="P8">CFOperatore) AS</text:p>
      <text:p text:style-name="P8"><text:tab/>SELECT idSeg, tipo, latitudine, longitudine, altitudine, data, idTrattoFiume,</text:p>
      <text:p text:style-name="P8"><text:tab/>CFOperatore</text:p>
      <text:p text:style-name="P8"><text:tab/>FROM BSE.SEG</text:p>
      <text:p text:style-name="P8"/>
      <text:p text:style-name="P8">CREATE VIEW SEP(idSEP, data, livelloPericolo) AS</text:p>
      <text:p text:style-name="P8">SELECT idSEP, data, livelloPericolo FROM BSE.SEP</text:p>
      <text:p text:style-name="P8"/>
      <text:p text:style-name="P8">CREATE VIEW Pianificazione(idPianificazione, data) AS</text:p>
      <text:p text:style-name="P8">SELECT idPianificazione, data FROM BSE.Pianificazione</text:p>
      <text:p text:style-name="P8"/>
      <text:p text:style-name="P8">CREATE VIEW SquadraEmergenza(idSquadra, CFResponsabile, coordGPS) AS</text:p>
      <text:p text:style-name="P8">SELECT idSquadra, CFResponsabile, coordGPS FROM BSE.SquadraEmergenza</text:p>
      <text:p text:style-name="P8"/>
      <text:p text:style-name="P8">CREATE VIEW Assegnamento(idPianificazione, idSEP, idSquadra) AS</text:p>
      <text:p text:style-name="P8">SELECT idPianificazione, idSEP, idSquadra FROM BSE.Assegnamento</text:p>
      <text:p text:style-name="P8"/>
      <text:p text:style-name="P8">CREATE VIEW OperatoreCampo(CF, nome, cognome, recapitoTelefonico) AS</text:p>
      <text:p text:style-name="P8">SELECT CF, nome, cognome, recapitoTelefonico FROM BSE.OperatoreCampo</text:p>
      <text:p text:style-name="P8"/>
      <text:p text:style-name="P8">CREATE VIEW ComponenteSquadra(CF, nome, cognome, recapitoTelefonico, idSquadra)</text:p>
      <text:p text:style-name="P8">AS SELECT CF, nome, cognome, recapitoTelefonico, idSquadra FROM</text:p>
      <text:p text:style-name="P8">BSE.ComponenteSquadra</text:p>
      <text:p text:style-name="P8"/>
      <text:p text:style-name="P8">CREATE VIEW Sensore(codiceSensore, marca, modello, tipo, altitudine, latitudine,</text:p>
      <text:p text:style-name="P8">longitudine, idCentralina, idTrattoFiume) AS</text:p>
      <text:p text:style-name="P8">SELECT S.codiceSensore AS codiceSensore, S.marca AS marca, S.modello AS</text:p>
      <text:p text:style-name="P8">modello, S.tipo AS tipo, C.ASLM AS altitudine, C.lat AS latitudine, C.long</text:p>
      <text:p text:style-name="P8">AS longitudine, S.idCentralina AS idCentralina, null AS idTrattoFiume</text:p>
      <text:p text:style-name="P8">FROM BDM.Sensore AS S JOIN BDM.Centralina AS C ON C.idCentralina =</text:p>
      <text:p text:style-name="P8">S.idCentralina</text:p>
      <text:p text:style-name="P9"><text:soft-page-break/>UNION</text:p>
      <text:p text:style-name="P9">SELECT idSensore AS codiceSensore, costruttore AS marca, modello AS</text:p>
      <text:p text:style-name="P8">modello, “Idrometro” AS tipo, null AS altitudine, latitudine AS latitudine,</text:p>
      <text:p text:style-name="P8">longitudine AS longitudine, null AS idCentralina, idTrattoFiume AS</text:p>
      <text:p text:style-name="P8">idTrattoFiume <text:span text:style-name="T5">FROM BRI.Idrometro</text:span></text:p>
      <text:p text:style-name="P8"/>
      <text:p text:style-name="P8">CREATE VIEW RilevazioneSensore(codiceSensore, data, valore) AS</text:p>
      <text:p text:style-name="P8">SELECT codiceSensore, data, valore FROM BDM.RilevazioneSensore</text:p>
      <text:p text:style-name="P8">UNION</text:p>
      <text:p text:style-name="P8">SELECT idSensore AS codiceSensore, data, livello AS valore <text:span text:style-name="T4">FROM BRI.RilevazioneIdrometro</text:span></text:p>
      <text:p text:style-name="P8"/>
      <text:p text:style-name="P8">CREATE VIEW Centralina(idCentralina, long, lat, ASLM, idCellaGeografica) AS</text:p>
      <text:p text:style-name="P8">SELECT idCentralina, long, lat, ASLM, idCellaGeografica FROM BDM.Centralina</text:p>
      <text:p text:style-name="P8"/>
      <text:p text:style-name="P8"/>
      <text:p text:style-name="P8"/>
      <text:p text:style-name="P8">CREATE VIEW CellaGeografica(idCella, longitudine, latitudine, <text:span text:style-name="T9">regione</text:span>) AS</text:p>
      <text:p text:style-name="P10">SELECT <text:span text:style-name="T9">M.</text:span>idCella <text:span text:style-name="T9">AS idCella</text:span>, <text:span text:style-name="T9">M.</text:span>longitudine <text:span text:style-name="T9">AS longitudine</text:span>, <text:span text:style-name="T9">M.</text:span>latitudine <text:span text:style-name="T9">AS latitudine, I.regione AS regione</text:span> </text:p>
      <text:p text:style-name="P10">FROM BDM.CellaGeografica <text:span text:style-name="T9">M</text:span> <text:span text:style-name="T9">LEFT OUTER JOIN BRI.CellaGeografica I ON M.idCella = I.idCella</text:span></text:p>
      <text:p text:style-name="P8"/>
      <text:p text:style-name="P8"/>
      <text:p text:style-name="P8">CREATE VIEW PrevisioneMeteo(idPM, dataEmissione, dataRiferimento) AS</text:p>
      <text:p text:style-name="P8">SELECT idPM, dataEmissione, dataRiferimento FROM BDM.PrevisioneMeteo</text:p>
      <text:p text:style-name="P8"/>
      <text:p text:style-name="P8">CREATE VIEW Previsione-Cella(idPM, idCella, temperaturaMin, temperaturaMax,</text:p>
      <text:p text:style-name="P8">probPrecipitazioni, livelloPrecipitazioni) AS</text:p>
      <text:p text:style-name="P8">SELECT idPM, idCella, temperaturaMin, temperaturaMax, probPrecipitazioni,</text:p>
      <text:p text:style-name="P8">livelloPrecipitazioni FROM BDM.Previsione-Cella</text:p>
      <text:p text:style-name="P8"/>
      <text:p text:style-name="P8">CREATE VIEW Fiume(idFiume, nome) AS</text:p>
      <text:p text:style-name="P8">SELECT idFiume, nome FROM BRI.Fiume</text:p>
      <text:p text:style-name="P8"/>
      <text:p text:style-name="P8">CREATE VIEW TrattoFiume(idTrattoFiume, lunghezzaTratto, livelloMassimo,</text:p>
      <text:p text:style-name="P8">livelloAllerta, portata, idFiume, nodoInizio, nodoFine) AS</text:p>
      <text:p text:style-name="P8">SELECT idTrattoFiume, lunghezzaTratto, livelloMassimo, livelloAllerta, portata,</text:p>
      <text:p text:style-name="P8">idFiume, nodoInizio, nodoFine FROM BRI.TrattoFiume</text:p>
      <text:p text:style-name="P8"/>
      <text:p text:style-name="P8">CREATE VIEW NodoIdrico(idNodoIdrico, altitudine, latitudine, longitudine) AS</text:p>
      <text:p text:style-name="P8">SELECT idNodoIdrico, altitudine, latitudine, longitudine FROM BRI.NodoIdrico</text:p>
      <text:p text:style-name="P8"/>
      <text:p text:style-name="P8">CREATE VIEW TrattoFiume-Cella(idCella, idTratto) AS</text:p>
      <text:p text:style-name="P8">SELECT idCella, idTratto FROM BRI.TrattoFiume-Cella</text:p>
      <text:p text:style-name="P8"><text:soft-page-break/></text:p>
      <text:p text:style-name="P8"/>
      <text:p text:style-name="P8"/>
      <text:p text:style-name="P8"/>
      <text:p text:style-name="P8"/>
      <text:p text:style-name="P8"><text:span text:style-name="T3">QUERY 1:</text:span></text:p>
      <text:p text:style-name="P8">selezionare tutte le previsioni meteo relative alle celle nelle quali passa il fiume A<text:span text:style-name="T10">dige nella regione Veneto</text:span></text:p>
      <text:p text:style-name="P8"/>
      <text:p text:style-name="P8">SELECT CG. idCella, PC.probPrecipitazioni, PC.livelloPrecipitazioni</text:p>
      <text:p text:style-name="P8">FROM Fiume F </text:p>
      <text:p text:style-name="P8"><text:tab/><text:tab/>JOIN TrattoFiume TF ON F.idFiume = TF.idFiume</text:p>
      <text:p text:style-name="P8"><text:tab/><text:tab/>JOIN TrattoFiume-Cella CT ON CT.idTratto = TF.idTrattoFiume</text:p>
      <text:p text:style-name="P8"><text:tab/><text:tab/>JOIN CellaGeografica CG ON CG.idCella = CT.idCella</text:p>
      <text:p text:style-name="P8"><text:tab/><text:tab/>JOIN Previsione-Cella PC ON PC.idCella = CG.idCella</text:p>
      <text:p text:style-name="P8">WHERE F.nome = “Ad<text:span text:style-name="T11">ige</text:span>” <text:span text:style-name="T10">AND CG.Regione = “Veneto”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UNFOLDING</text:p>
      <text:p text:style-name="P8"/>
      <text:p text:style-name="P8">SELECT CG<text:span text:style-name="T10">M</text:span>.idCella, PC.probPrecipitazioni, PC.livelloPrecipitazioni</text:p>
      <text:p text:style-name="P8">FROM BRI.Fiume F </text:p>
      <text:p text:style-name="P8"><text:tab/><text:tab/>JOIN BRI.TrattoFiume TF ON F.idFiume = TF.idFiume</text:p>
      <text:p text:style-name="P8"><text:tab/><text:tab/>JOIN BRI.TrattoFiume-Cella CT ON CT.idTratto = TF.idTrattoFiume</text:p>
      <text:p text:style-name="P10"><text:tab/><text:tab/>JOIN<text:span text:style-name="T9"> BRI.CellaGeografica CGI </text:span>ON CG<text:span text:style-name="T9">I</text:span>.idCella = CT.idCella</text:p>
      <text:p text:style-name="P10"><text:tab/><text:tab/><text:span text:style-name="T9">LEFT OUTER JOIN</text:span> <text:span text:style-name="T10">BDM.CellaGeografica CGM ON CGM.idCella = CGI.idCella</text:span></text:p>
      <text:p text:style-name="P8"><text:tab/><text:tab/>JOIN BDM.Previsione-Cella PC ON PC.idCella = CG<text:span text:style-name="T10">M</text:span>.idCella</text:p>
      <text:p text:style-name="P8">WHERE F.nome = “Adda” <text:span text:style-name="T11">AND CGI.Regione = “Veneto”</text:span></text:p>
      <text:p text:style-name="P1"/>
      <text:p text:style-name="P1"/>
      <text:p text:style-name="P1"/>
      <text:p text:style-name="P1"/>
      <text:p text:style-name="P6"/>
      <text:p text:style-name="P4"><draw:frame draw:style-name="fr1" draw:name="Oggetto1" text:anchor-type="paragraph" svg:x="-1.478cm" svg:y="-0.011cm" svg:width="20.089cm" svg:height="11.732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0:48:47.807080847</meta:creation-date>
    <dc:date>2015-02-20T15:46:46.981884925</dc:date>
    <meta:editing-duration>PT4H42M15S</meta:editing-duration>
    <meta:editing-cycles>8</meta:editing-cycles>
    <meta:generator>LibreOffice/4.2.7.2$Linux_X86_64 LibreOffice_project/420m0$Build-2</meta:generator>
    <meta:document-statistic meta:table-count="0" meta:image-count="0" meta:object-count="1" meta:page-count="5" meta:paragraph-count="120" meta:word-count="619" meta:character-count="6570" meta:non-whitespace-character-count="59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5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 table:number-rows-repeated="9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BRI</text:p>
          </table:table-cell>
          <table:table-cell table:style-name="Default" office:value-type="string" calcext:value-type="string">
            <text:p>BSE</text:p>
          </table:table-cell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Scelta</text:p>
          </table:table-cell>
        </table:table-row>
        <table:table-row table:style-name="ro1">
          <table:table-cell office:value-type="string" calcext:value-type="string">
            <text:p>TrattoFiume.nodoInizio</text:p>
          </table:table-cell>
          <table:table-cell office:value-type="string" calcext:value-type="string">
            <text:p>BSE.TrattoFiume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